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DefaultParagraphFont" style:family="text">
      <style:text-properties fo:color="#FF0000"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color="#FF0000"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sv" fo:country="SE"/>
    </style:style>
    <style:style style:name="T13" style:parent-style-name="DefaultParagraphFont" style:family="text">
      <style:text-properties fo:language="sv" fo:country="SE"/>
    </style:style>
    <style:style style:name="T14" style:parent-style-name="DefaultParagraphFont" style:family="text">
      <style:text-properties fo:language="sv" fo:country="SE"/>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P32" style:parent-style-name="Standard" style:family="paragraph">
      <style:text-properties fo:color="#FF0000" fo:language="en" fo:country="US"/>
    </style:style>
    <style:style style:name="P33" style:parent-style-name="Standard" style:family="paragraph">
      <style:text-properties fo:color="#FF0000"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P41" style:parent-style-name="Standard" style:family="paragraph">
      <style:text-properties fo:color="#FF0000"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P46" style:parent-style-name="Standard" style:family="paragraph">
      <style:text-properties fo:color="#FF0000"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P57" style:parent-style-name="Standard" style:family="paragraph">
      <style:text-properties fo:color="#FF0000"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color="#FF0000"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color="#FF0000" fo:language="en" fo:country="US"/>
    </style:style>
    <style:style style:name="P69" style:parent-style-name="NormalWeb" style:family="paragraph">
      <style:paragraph-properties fo:margin-bottom="0in"/>
      <style:text-properties fo:language="en" fo:country="US"/>
    </style:style>
    <style:style style:name="P70" style:parent-style-name="NormalWeb" style:family="paragraph">
      <style:paragraph-properties fo:margin-bottom="0in"/>
      <style:text-properties fo:language="en" fo:country="US"/>
    </style:style>
    <style:style style:name="P71" style:parent-style-name="NormalWeb" style:family="paragraph">
      <style:paragraph-properties fo:margin-bottom="0in"/>
      <style:text-properties fo:language="en" fo:country="US"/>
    </style:style>
    <style:style style:name="P72" style:parent-style-name="NormalWeb" style:family="paragraph">
      <style:paragraph-properties fo:margin-bottom="0in"/>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office:automatic-styles>
  <office:body>
    <office:text text:use-soft-page-breaks="true">
      <text:p text:style-name="P1">My name is Rasmus I have a background in the Swedish military, and I also have a engineering bachelor in innovation and product development. A fun fact about me is that have a thing for celebrating Halloween and usually spends to much money for a new costume every year.<text:s/></text:p>
      <text:p text:style-name="P2"/>
      <text:p text:style-name="P3">So, moving on to the agenda for this presentation. We will start by introducing the background for our project, and why chose this specific topic. After that we will demonstrate a few example queries to show you what we can retrieve with our final product. Then we are going to present our architecture overview to give you an understanding for how our project is structured, followed by further details on<text:s/>each<text:s/>stage<text:s/>in our project<text:s/>and present some code examples for each one. We will then round up the presentation with working methods, to describe how we worked throughout these two weeks. And<text:s/>lastly, the future steps for the project.<text:s/></text:p>
      <text:p text:style-name="P4"/>
      <text:p text:style-name="P5">So, for everyone in the audience, buckle up!</text:p>
      <text:p text:style-name="P6"/>
      <text:p text:style-name="Standard"><text:span text:style-name="T7">KLICK</text:span></text:p>
      <text:p text:style-name="Standard"/>
      <text:p text:style-name="P8">This querie gives you the information about the amount of rain and total rides taken from each bike station for every day. So, if you for example look at the first row you see the station name, the date, how much it rained and how many rides that station had for that specific day.<text:s/><text:line-break/></text:p>
      <text:p text:style-name="P9">From a business perspective, this could then be used to predict revenue. And Citi bike could create forecasts based on how much rain affects the usage of their bikes.<text:s/></text:p>
      <text:p text:style-name="Standard"/>
      <text:p text:style-name="Standard"/>
      <text:p text:style-name="P10">KLICK</text:p>
      <text:p text:style-name="Standard"><text:span text:style-name="T11">For our<text:s/></text:span><text:span text:style-name="T12">Architecture<text:s/></text:span><text:span text:style-name="T13">pipeline</text:span><text:span text:style-name="T14">,<text:s/></text:span>the<text:s/>project was<text:s/>divided<text:s/>into five different steps<text:span text:style-name="T15">.</text:span></text:p>
      <text:p text:style-name="Standard"/>
      <text:p text:style-name="Standard"><text:span text:style-name="T16">The programming<text:s/></text:span><text:span text:style-name="T17">languages</text:span><text:span text:style-name="T18"><text:s/>that we have used are<text:s/></text:span>python and sql<text:span text:style-name="T19">.<text:s/></text:span><text:span text:style-name="T20">Python was used mainly in the early steps when extracting and filtering the raw data and when we started working with our database we began using SQL.<text:s/></text:span></text:p>
      <text:p text:style-name="Standard"/>
      <text:p text:style-name="Standard"><text:span text:style-name="T21">We have also used<text:s/></text:span>AWS<text:span text:style-name="T22"><text:s/>Relational database service,</text:span><text:s/><text:span text:style-name="T23">this to set</text:span><text:span text:style-name="T24"><text:s/>up</text:span><text:span text:style-name="T25"><text:s/>and mange</text:span><text:s/>our database<text:span text:style-name="T26"><text:s/>in the cloud</text:span>.</text:p>
      <text:p text:style-name="Standard"/>
      <text:p text:style-name="Standard">To<text:s/>retrieve<text:s/>the data that was needed<text:span text:style-name="T27"><text:s/>for our project</text:span>, we used two<text:s/>different<text:s/>api:s. One for the weather data<text:span text:style-name="T28">, which was NCEI Weather api</text:span><text:s/>and<text:s/><text:span text:style-name="T29">the other one was<text:s/></text:span><text:span text:style-name="T30">Citi</text:span><text:span text:style-name="T31"><text:s/>bike</text:span><text:s/>for the bike data.</text:p>
      <text:p text:style-name="Standard"/>
      <text:p text:style-name="P32">KLICK</text:p>
      <text:p text:style-name="P33"/>
      <text:p text:style-name="P34">On the right side of the<text:s/>“raw” column<text:s/>that you see now, you will see the programming languages<text:s/>and tools that we used for each step. <text:s/></text:p>
      <text:p text:style-name="P35"/>
      <text:p text:style-name="Standard"><text:span text:style-name="T36">So for the first step<text:s/></text:span>which<text:s/><text:span text:style-name="T37">was</text:span><text:s/>“<text:span text:style-name="T38">from source to<text:s/></text:span>raw”, we<text:span text:style-name="T39"><text:s/>used python and<text:s/></text:span>extracted the data from the api:s and saved it to folders for<text:s/><text:span text:style-name="T40">further use.</text:span></text:p>
      <text:p text:style-name="Standard"/>
      <text:p text:style-name="P41">KLICK</text:p>
      <text:p text:style-name="Standard">In harmonized , we<text:s/><text:span text:style-name="T42">sorted</text:span><text:s/>the data and picked out the columns and those values that we thought were needed for the project<text:span text:style-name="T43">. There were some missing values in the data that we also had to deal with in this stage to make it suitable for</text:span><text:span text:style-name="T44"><text:s/>sql</text:span><text:span text:style-name="T45">. We removed duplicates and prepared the data for being inserted into our database</text:span></text:p>
      <text:p text:style-name="Standard"/>
      <text:p text:style-name="P46">KLICK</text:p>
      <text:soft-page-break/>
      <text:p text:style-name="Standard">The third step, called staged, we<text:s/><text:span text:style-name="T47">set up our database at AWS.<text:s/></text:span><text:span text:style-name="T48">Here we<text:s/></text:span><text:span text:style-name="T49">began</text:span><text:span text:style-name="T50"><text:s/>using sql</text:span><text:span text:style-name="T51"><text:s/>due to that we started working with the database</text:span><text:span text:style-name="T52">.<text:s/></text:span><text:span text:style-name="T53">We<text:s/></text:span>created schemas and tables for the database and then<text:s/>inserted<text:s/>the data that we<text:s/><text:span text:style-name="T54">had<text:s/></text:span>fi<text:span text:style-name="T55">ltered</text:span><text:s/>in<text:s/><text:span text:style-name="T56">earlier step</text:span>.</text:p>
      <text:p text:style-name="Standard"/>
      <text:p text:style-name="P57">KLICK</text:p>
      <text:p text:style-name="Standard">In the<text:s/>cleansing<text:s/>step, we worked with the inserted data,<text:span text:style-name="T58"><text:s/>we</text:span><text:s/>chan<text:span text:style-name="T59">ged</text:span><text:s/>data types and adding<text:s/><text:span text:style-name="T60">new<text:s/></text:span>columns.<text:span text:style-name="T61"><text:s/>We did measurement conversions for the weather data, so we had both centimeters and inches. Connecting the tables through foreign keys and<text:s/></text:span><text:span text:style-name="T62">also connecting each bike stations with it nearest weather station geographically.<text:s/></text:span></text:p>
      <text:p text:style-name="P63"/>
      <text:p text:style-name="P64"/>
      <text:p text:style-name="P65">KLICK</text:p>
      <text:p text:style-name="P66">The last step, which was modelled, the database was ready for use and from here we could execute queries and provide citi bike with valuable information for their business.<text:s/></text:p>
      <text:p text:style-name="P67"/>
      <text:p text:style-name="P68">KLICK</text:p>
      <text:p text:style-name="P69">We are now going to present some code examples. Since not everyone in the audience has a coding background, we will try to explain the code on a level so that everyone can follow along!<text:s/></text:p>
      <text:p text:style-name="P70">This code presents the code that we used to get the bike data in the first stage, source to row. In the first function we downloaded two zip-files from citi bike api and the extracted both of them, receiving two csv files that we saved into our data/raw folder.<text:s/></text:p>
      <text:p text:style-name="P71">In the second function we merged the two files into one big csv file.</text:p>
      <text:p text:style-name="P72">And then in the third function we converted the csv file into a json file to make more readable and easier to work with.<text:s/><text:tab/></text:p>
      <text:p text:style-name="Standard"/>
      <text:p text:style-name="Standard"/>
      <text:p text:style-name="Standard"/>
      <text:p text:style-name="Standard"/>
      <text:p text:style-name="Standard"/>
      <text:p text:style-name="Standard"/>
      <text:p text:style-name="Standard"/>
      <text:p text:style-name="Standard"><text:span text:style-name="T73">We used python mainly for extracting and filtering the raw data.<text:s/></text:span><text:s/></text:p>
      <text:p text:style-name="Standard"/>
      <text:p text:style-name="Standard"><text:span text:style-name="T74">Here we had the problem that the two contained the same first line, describing<text:s/></text:span><text:span text:style-name="T75"><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798in"/>
      <style:text-properties style:font-name-asian="Times New Roman" style:font-name-complex="Times New Roman" style:letter-kerning="false" style:language-asian="en" style:country-asian="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smus</meta:initial-creator>
    <dc:creator>Rasmus Andreasson</dc:creator>
    <meta:creation-date>2021-08-23T11:42:00Z</meta:creation-date>
    <dc:date>2021-08-28T16:41:00Z</dc:date>
    <meta:template xlink:href="Normal.dotm" xlink:type="simple"/>
    <meta:editing-cycles>3</meta:editing-cycles>
    <meta:editing-duration>PT343200S</meta:editing-duration>
    <meta:document-statistic meta:page-count="2" meta:paragraph-count="8" meta:word-count="628" meta:character-count="4206" meta:row-count="29" meta:non-whitespace-character-count="3586"/>
  </office:meta>
</office:document-meta>
</file>